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0e" officeooo:paragraph-rsid="0004d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0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13:02.409840594</meta:creation-date>
    <dc:date>2020-07-04T23:13:29.476625835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4.3.2$Linux_X86_64 LibreOffice_project/40$Build-2</meta:generator>
  </office:meta>
</office:document-meta>
</file>